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LifeCycle.setView( String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LifeCycle.handleRequest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LifeCycle.ServiceLifeCycle( LifeCycleMBean serviceMBean , String a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iceLifeCyc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LifeCycle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LifeCyc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